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111in"/>
    </style:style>
    <style:style style:name="co2" style:family="table-column">
      <style:table-column-properties fo:break-before="auto" style:column-width="0.619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602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8752in"/>
    </style:style>
    <style:style style:name="co7" style:family="table-column">
      <style:table-column-properties fo:break-before="auto" style:column-width="1.4016in"/>
    </style:style>
    <style:style style:name="co8" style:family="table-column">
      <style:table-column-properties fo:break-before="auto" style:column-width="1.1138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# transactions per second</text:p>
          </table:table-cell>
          <table:table-cell table:number-columns-repeated="5"/>
        </table:table-row>
        <table:table-row table:style-name="ro1">
          <table:table-cell office:value-type="string">
            <text:p># res01 = MySQL-5.6.10</text:p>
          </table:table-cell>
          <table:table-cell table:number-columns-repeated="5"/>
        </table:table-row>
        <table:table-row table:style-name="ro1">
          <table:table-cell office:value-type="string">
            <text:p># res02 = MySQL-5.6.10 (segmented toc)</text:p>
          </table:table-cell>
          <table:table-cell table:number-columns-repeated="5"/>
        </table:table-row>
        <table:table-row table:style-name="ro1">
          <table:table-cell office:value-type="string">
            <text:p># res04 = MariaDB-10.0.1</text:p>
          </table:table-cell>
          <table:table-cell table:number-columns-repeated="5"/>
        </table:table-row>
        <table:table-row table:style-name="ro1">
          <table:table-cell office:value-type="string">
            <text:p># res06 = MySQL-5.5.30</text:p>
          </table:table-cell>
          <table:table-cell table:number-columns-repeated="5"/>
        </table:table-row>
        <table:table-row table:style-name="ro1">
          <table:table-cell office:value-type="string">
            <text:p># res08 = MariaDB-5.5.3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#thd</text:p>
          </table:table-cell>
          <table:table-cell office:value-type="string">
            <text:p>res01</text:p>
          </table:table-cell>
          <table:table-cell office:value-type="string">
            <text:p>res02</text:p>
          </table:table-cell>
          <table:table-cell office:value-type="string">
            <text:p>res04</text:p>
          </table:table-cell>
          <table:table-cell office:value-type="string">
            <text:p>res06</text:p>
          </table:table-cell>
          <table:table-cell office:value-type="string">
            <text:p>res0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0.75">
            <text:p>620.75</text:p>
          </table:table-cell>
          <table:table-cell office:value-type="float" office:value="625.81">
            <text:p>625.81</text:p>
          </table:table-cell>
          <table:table-cell office:value-type="float" office:value="693.69">
            <text:p>693.69</text:p>
          </table:table-cell>
          <table:table-cell office:value-type="float" office:value="682.74">
            <text:p>682.74</text:p>
          </table:table-cell>
          <table:table-cell office:value-type="float" office:value="715.63">
            <text:p>715.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3.1">
            <text:p>1323.1</text:p>
          </table:table-cell>
          <table:table-cell office:value-type="float" office:value="1391.8">
            <text:p>1391.8</text:p>
          </table:table-cell>
          <table:table-cell office:value-type="float" office:value="1464.7">
            <text:p>1464.7</text:p>
          </table:table-cell>
          <table:table-cell office:value-type="float" office:value="1509.3">
            <text:p>1509.3</text:p>
          </table:table-cell>
          <table:table-cell office:value-type="float" office:value="1546.8">
            <text:p>1546.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6.9">
            <text:p>2536.9</text:p>
          </table:table-cell>
          <table:table-cell office:value-type="float" office:value="2676.3">
            <text:p>2676.3</text:p>
          </table:table-cell>
          <table:table-cell office:value-type="float" office:value="2809.8">
            <text:p>2809.8</text:p>
          </table:table-cell>
          <table:table-cell office:value-type="float" office:value="2951.8">
            <text:p>2951.8</text:p>
          </table:table-cell>
          <table:table-cell office:value-type="float" office:value="2975.3">
            <text:p>2975.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52.5">
            <text:p>4952.5</text:p>
          </table:table-cell>
          <table:table-cell office:value-type="float" office:value="5112.1">
            <text:p>5112.1</text:p>
          </table:table-cell>
          <table:table-cell office:value-type="float" office:value="5294.1">
            <text:p>5294.1</text:p>
          </table:table-cell>
          <table:table-cell office:value-type="float" office:value="5053.2">
            <text:p>5053.2</text:p>
          </table:table-cell>
          <table:table-cell office:value-type="float" office:value="5364.3">
            <text:p>5364.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73.9">
            <text:p>9173.9</text:p>
          </table:table-cell>
          <table:table-cell office:value-type="float" office:value="9340.3">
            <text:p>9340.3</text:p>
          </table:table-cell>
          <table:table-cell office:value-type="float" office:value="8136.5">
            <text:p>8136.5</text:p>
          </table:table-cell>
          <table:table-cell office:value-type="float" office:value="8295.6">
            <text:p>8295.6</text:p>
          </table:table-cell>
          <table:table-cell office:value-type="float" office:value="8323.4">
            <text:p>8323.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571">
            <text:p>14571</text:p>
          </table:table-cell>
          <table:table-cell office:value-type="float" office:value="16159">
            <text:p>16159</text:p>
          </table:table-cell>
          <table:table-cell office:value-type="float" office:value="9924.1">
            <text:p>9924.1</text:p>
          </table:table-cell>
          <table:table-cell office:value-type="float" office:value="9863.6">
            <text:p>9863.6</text:p>
          </table:table-cell>
          <table:table-cell office:value-type="float" office:value="10007">
            <text:p>1000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403">
            <text:p>10403</text:p>
          </table:table-cell>
          <table:table-cell office:value-type="float" office:value="21731">
            <text:p>21731</text:p>
          </table:table-cell>
          <table:table-cell office:value-type="float" office:value="9418.4">
            <text:p>9418.4</text:p>
          </table:table-cell>
          <table:table-cell office:value-type="float" office:value="10682">
            <text:p>10682</text:p>
          </table:table-cell>
          <table:table-cell office:value-type="float" office:value="9940.5">
            <text:p>9940.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947">
            <text:p>10947</text:p>
          </table:table-cell>
          <table:table-cell office:value-type="float" office:value="20137">
            <text:p>20137</text:p>
          </table:table-cell>
          <table:table-cell office:value-type="float" office:value="9747">
            <text:p>9747</text:p>
          </table:table-cell>
          <table:table-cell office:value-type="float" office:value="10766">
            <text:p>10766</text:p>
          </table:table-cell>
          <table:table-cell office:value-type="float" office:value="10223">
            <text:p>1022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484">
            <text:p>10484</text:p>
          </table:table-cell>
          <table:table-cell office:value-type="float" office:value="15772">
            <text:p>15772</text:p>
          </table:table-cell>
          <table:table-cell office:value-type="float" office:value="9180.4">
            <text:p>9180.4</text:p>
          </table:table-cell>
          <table:table-cell office:value-type="float" office:value="9982.4">
            <text:p>9982.4</text:p>
          </table:table-cell>
          <table:table-cell office:value-type="float" office:value="9671.3">
            <text:p>9671.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632.4">
            <text:p>7632.4</text:p>
          </table:table-cell>
          <table:table-cell office:value-type="float" office:value="9862">
            <text:p>9862</text:p>
          </table:table-cell>
          <table:table-cell office:value-type="float" office:value="6936.6">
            <text:p>6936.6</text:p>
          </table:table-cell>
          <table:table-cell office:value-type="float" office:value="8023.2">
            <text:p>8023.2</text:p>
          </table:table-cell>
          <table:table-cell office:value-type="float" office:value="7731.4">
            <text:p>7731.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752.2">
            <text:p>4752.2</text:p>
          </table:table-cell>
          <table:table-cell office:value-type="float" office:value="5491.4">
            <text:p>5491.4</text:p>
          </table:table-cell>
          <table:table-cell office:value-type="float" office:value="4451.8">
            <text:p>4451.8</text:p>
          </table:table-cell>
          <table:table-cell office:value-type="float" office:value="5761">
            <text:p>5761</text:p>
          </table:table-cell>
          <table:table-cell office:value-type="float" office:value="5248.7">
            <text:p>5248.7</text:p>
          </table:table-cell>
        </table:table-row>
      </table:table>
      <table:table table:name="Sheet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sysbench OLTP ro, 16 tables, 10 Mio rows total, tcmalloc, impact of table_open_cache_instances</text:p>
          </table:table-cell>
          <table:covered-table-cell table:number-columns-repeated="5" table:style-name="ce3"/>
          <table:table-cell table:style-name="ce3" table:number-columns-repeated="250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office:value-type="string">
            <text:p>threads</text:p>
          </table:table-cell>
          <table:table-cell office:value-type="string">
            <text:p>MySQL-5.6.10</text:p>
          </table:table-cell>
          <table:table-cell office:value-type="string">
            <text:p>MySQL-5.6.10 (16 toci)</text:p>
          </table:table-cell>
          <table:table-cell office:value-type="string">
            <text:p>MariaDB-10.0.1</text:p>
          </table:table-cell>
          <table:table-cell office:value-type="string">
            <text:p>MySQL-5.5.30</text:p>
          </table:table-cell>
          <table:table-cell office:value-type="string">
            <text:p>MariaDB-5.5.30</text:p>
          </table:table-cell>
          <table:table-cell table:number-columns-repeated="25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20.75">
            <text:p>620.75</text:p>
          </table:table-cell>
          <table:table-cell office:value-type="float" office:value="625.81">
            <text:p>625.81</text:p>
          </table:table-cell>
          <table:table-cell office:value-type="float" office:value="693.69">
            <text:p>693.69</text:p>
          </table:table-cell>
          <table:table-cell office:value-type="float" office:value="682.74">
            <text:p>682.74</text:p>
          </table:table-cell>
          <table:table-cell office:value-type="float" office:value="715.63">
            <text:p>715.63</text:p>
          </table:table-cell>
          <table:table-cell table:number-columns-repeated="25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3.1">
            <text:p>1323.1</text:p>
          </table:table-cell>
          <table:table-cell office:value-type="float" office:value="1391.8">
            <text:p>1391.8</text:p>
          </table:table-cell>
          <table:table-cell office:value-type="float" office:value="1464.7">
            <text:p>1464.7</text:p>
          </table:table-cell>
          <table:table-cell office:value-type="float" office:value="1509.3">
            <text:p>1509.3</text:p>
          </table:table-cell>
          <table:table-cell office:value-type="float" office:value="1546.8">
            <text:p>1546.8</text:p>
          </table:table-cell>
          <table:table-cell table:number-columns-repeated="25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36.9">
            <text:p>2536.9</text:p>
          </table:table-cell>
          <table:table-cell office:value-type="float" office:value="2676.3">
            <text:p>2676.3</text:p>
          </table:table-cell>
          <table:table-cell office:value-type="float" office:value="2809.8">
            <text:p>2809.8</text:p>
          </table:table-cell>
          <table:table-cell office:value-type="float" office:value="2951.8">
            <text:p>2951.8</text:p>
          </table:table-cell>
          <table:table-cell office:value-type="float" office:value="2975.3">
            <text:p>2975.3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52.5">
            <text:p>4952.5</text:p>
          </table:table-cell>
          <table:table-cell office:value-type="float" office:value="5112.1">
            <text:p>5112.1</text:p>
          </table:table-cell>
          <table:table-cell office:value-type="float" office:value="5294.1">
            <text:p>5294.1</text:p>
          </table:table-cell>
          <table:table-cell office:value-type="float" office:value="5053.2">
            <text:p>5053.2</text:p>
          </table:table-cell>
          <table:table-cell office:value-type="float" office:value="5364.3">
            <text:p>5364.3</text:p>
          </table:table-cell>
          <table:table-cell table:number-columns-repeated="25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173.9">
            <text:p>9173.9</text:p>
          </table:table-cell>
          <table:table-cell office:value-type="float" office:value="9340.3">
            <text:p>9340.3</text:p>
          </table:table-cell>
          <table:table-cell office:value-type="float" office:value="8136.5">
            <text:p>8136.5</text:p>
          </table:table-cell>
          <table:table-cell office:value-type="float" office:value="8295.6">
            <text:p>8295.6</text:p>
          </table:table-cell>
          <table:table-cell office:value-type="float" office:value="8323.4">
            <text:p>8323.4</text:p>
          </table:table-cell>
          <table:table-cell table:number-columns-repeated="25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4571">
            <text:p>14571</text:p>
          </table:table-cell>
          <table:table-cell office:value-type="float" office:value="16159">
            <text:p>16159</text:p>
          </table:table-cell>
          <table:table-cell office:value-type="float" office:value="9924.1">
            <text:p>9924.1</text:p>
          </table:table-cell>
          <table:table-cell office:value-type="float" office:value="9863.6">
            <text:p>9863.6</text:p>
          </table:table-cell>
          <table:table-cell office:value-type="float" office:value="10007">
            <text:p>10007</text:p>
          </table:table-cell>
          <table:table-cell table:number-columns-repeated="25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403">
            <text:p>10403</text:p>
          </table:table-cell>
          <table:table-cell office:value-type="float" office:value="21731">
            <text:p>21731</text:p>
          </table:table-cell>
          <table:table-cell office:value-type="float" office:value="9418.4">
            <text:p>9418.4</text:p>
          </table:table-cell>
          <table:table-cell office:value-type="float" office:value="10682">
            <text:p>10682</text:p>
          </table:table-cell>
          <table:table-cell office:value-type="float" office:value="9940.5">
            <text:p>9940.5</text:p>
          </table:table-cell>
          <table:table-cell table:number-columns-repeated="250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0947">
            <text:p>10947</text:p>
          </table:table-cell>
          <table:table-cell office:value-type="float" office:value="20137">
            <text:p>20137</text:p>
          </table:table-cell>
          <table:table-cell office:value-type="float" office:value="9747">
            <text:p>9747</text:p>
          </table:table-cell>
          <table:table-cell office:value-type="float" office:value="10766">
            <text:p>10766</text:p>
          </table:table-cell>
          <table:table-cell office:value-type="float" office:value="10223">
            <text:p>10223</text:p>
          </table:table-cell>
          <table:table-cell table:number-columns-repeated="250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484">
            <text:p>10484</text:p>
          </table:table-cell>
          <table:table-cell office:value-type="float" office:value="15772">
            <text:p>15772</text:p>
          </table:table-cell>
          <table:table-cell office:value-type="float" office:value="9180.4">
            <text:p>9180.4</text:p>
          </table:table-cell>
          <table:table-cell office:value-type="float" office:value="9982.4">
            <text:p>9982.4</text:p>
          </table:table-cell>
          <table:table-cell office:value-type="float" office:value="9671.3">
            <text:p>9671.3</text:p>
          </table:table-cell>
          <table:table-cell table:number-columns-repeated="250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7632.4">
            <text:p>7632.4</text:p>
          </table:table-cell>
          <table:table-cell office:value-type="float" office:value="9862">
            <text:p>9862</text:p>
          </table:table-cell>
          <table:table-cell office:value-type="float" office:value="6936.6">
            <text:p>6936.6</text:p>
          </table:table-cell>
          <table:table-cell office:value-type="float" office:value="8023.2">
            <text:p>8023.2</text:p>
          </table:table-cell>
          <table:table-cell office:value-type="float" office:value="7731.4">
            <text:p>7731.4</text:p>
          </table:table-cell>
          <table:table-cell table:number-columns-repeated="25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4752.2">
            <text:p>4752.2</text:p>
          </table:table-cell>
          <table:table-cell office:value-type="float" office:value="5491.4">
            <text:p>5491.4</text:p>
          </table:table-cell>
          <table:table-cell office:value-type="float" office:value="4451.8">
            <text:p>4451.8</text:p>
          </table:table-cell>
          <table:table-cell office:value-type="float" office:value="5761">
            <text:p>5761</text:p>
          </table:table-cell>
          <table:table-cell office:value-type="float" office:value="5248.7">
            <text:p>5248.7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G37" table:end-x="0.4106in" table:end-y="0.1445in" draw:z-index="0" svg:width="8.3669in" svg:height="3.7957in" svg:x="0.1024in" svg:y="0.0098in">
              <draw:object draw:notify-on-update-of-ranges="Sheet1.A3:Sheet1.F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de" fo:country="DE" style:font-name-asian="Bitstream Vera Sans1" style:language-asian="en" style:country-asian="US" style:font-name-complex="Bitstream Vera Sans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12pt" fo:language="de" fo:country="DE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3/15/2013</text:date>, <text:time>16:4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Axel Schwenke</meta:initial-creator>
    <meta:creation-date>2013-03-15T16:39:04</meta:creation-date>
    <dc:creator>Axel Schwenke</dc:creator>
    <dc:date>2013-03-15T16:48:38</dc:date>
    <dc:language>de-DE</dc:language>
    <meta:editing-cycles>2</meta:editing-cycles>
    <meta:user-defined meta:name="Info 1"/>
    <meta:user-defined meta:name="Info 2"/>
    <meta:user-defined meta:name="Info 3"/>
    <meta:user-defined meta:name="Info 4"/>
    <meta:document-statistic meta:table-count="4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Bitstream Vera Sans'" style:font-family-generic="swiss" style:font-pitch="variable" fo:font-size="17.8999996185303pt" style:font-family-asian="'Bitstream Vera Sans'" style:font-family-generic-asian="system" style:font-pitch-asian="variable" style:font-size-asian="17.8999996185303pt" style:font-family-complex="'Bitstream Vera Sans'" style:font-family-generic-complex="system" style:font-pitch-complex="variable" style:font-size-complex="17.8999996185303pt"/>
    </style:style>
    <style:style style:name="ch3" style:family="chart">
      <style:graphic-properties draw:fill="none"/>
      <style:text-properties fo:font-family="'Bitstream Vera Sans'" style:font-family-generic="swiss" style:font-pitch="variable" fo:font-size="8.30000019073486pt" style:font-family-asian="'Bitstream Vera Sans'" style:font-family-generic-asian="system" style:font-pitch-asian="variable" style:font-size-asian="8.30000019073486pt" style:font-family-complex="'Bitstream Vera Sans'" style:font-family-generic-complex="system" style:font-pitch-complex="variable" style:font-size-complex="8.3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0000038146973pt" style:font-family-asian="'Bitstream Vera Sans'" style:font-family-generic-asian="system" style:font-pitch-asian="variable" style:font-size-asian="9.60000038146973pt" style:font-family-complex="'Bitstream Vera Sans'" style:font-family-generic-complex="system" style:font-pitch-complex="variable" style:font-size-complex="9.60000038146973pt"/>
    </style:style>
    <style:style style:name="ch6" style:family="chart">
      <style:chart-properties style:direction="ltr"/>
      <style:graphic-properties draw:stroke="none" draw:fill="none"/>
      <style:text-properties fo:font-family="'Bitstream Vera Sans'" style:font-family-generic="swiss" style:font-pitch="variable" fo:font-size="12.3999996185303pt" style:font-family-asian="'Bitstream Vera Sans'" style:font-family-generic-asian="system" style:font-pitch-asian="variable" style:font-size-asian="12.3999996185303pt" style:font-family-complex="'Bitstream Vera Sans'" style:font-family-generic-complex="system" style:font-pitch-complex="variable" style:font-size-complex="12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0000038146973pt" style:font-family-asian="'Bitstream Vera Sans'" style:font-family-generic-asian="system" style:font-pitch-asian="variable" style:font-size-asian="9.60000038146973pt" style:font-family-complex="'Bitstream Vera Sans'" style:font-family-generic-complex="system" style:font-pitch-complex="variable" style:font-size-complex="9.60000038146973pt"/>
    </style:style>
    <style:style style:name="ch8" style:family="chart">
      <style:graphic-properties draw:fill-color="#99284c"/>
      <style:text-properties fo:font-family="'Bitstream Vera Sans'" style:font-family-generic="swiss" style:font-pitch="variable" fo:font-size="8.30000019073486pt" style:font-family-asian="'Bitstream Vera Sans'" style:font-family-generic-asian="system" style:font-pitch-asian="variable" style:font-size-asian="8.30000019073486pt" style:font-family-complex="'Bitstream Vera Sans'" style:font-family-generic-complex="system" style:font-pitch-complex="variable" style:font-size-complex="8.30000019073486pt"/>
    </style:style>
    <style:style style:name="ch9" style:family="chart">
      <style:graphic-properties draw:fill-color="#ff6633"/>
      <style:text-properties fo:font-family="'Bitstream Vera Sans'" style:font-family-generic="swiss" style:font-pitch="variable" fo:font-size="8.30000019073486pt" style:font-family-asian="'Bitstream Vera Sans'" style:font-family-generic-asian="system" style:font-pitch-asian="variable" style:font-size-asian="8.30000019073486pt" style:font-family-complex="'Bitstream Vera Sans'" style:font-family-generic-complex="system" style:font-pitch-complex="variable" style:font-size-complex="8.30000019073486pt"/>
    </style:style>
    <style:style style:name="ch10" style:family="chart">
      <style:graphic-properties draw:fill-color="#e6ff00"/>
      <style:text-properties fo:font-family="'Bitstream Vera Sans'" style:font-family-generic="swiss" style:font-pitch="variable" fo:font-size="8.30000019073486pt" style:font-family-asian="'Bitstream Vera Sans'" style:font-family-generic-asian="system" style:font-pitch-asian="variable" style:font-size-asian="8.30000019073486pt" style:font-family-complex="'Bitstream Vera Sans'" style:font-family-generic-complex="system" style:font-pitch-complex="variable" style:font-size-complex="8.30000019073486pt"/>
    </style:style>
    <style:style style:name="ch11" style:family="chart">
      <style:graphic-properties draw:fill-color="#00ae00"/>
      <style:text-properties fo:font-family="'Bitstream Vera Sans'" style:font-family-generic="swiss" style:font-pitch="variable" fo:font-size="8.30000019073486pt" style:font-family-asian="'Bitstream Vera Sans'" style:font-family-generic-asian="system" style:font-pitch-asian="variable" style:font-size-asian="8.30000019073486pt" style:font-family-complex="'Bitstream Vera Sans'" style:font-family-generic-complex="system" style:font-pitch-complex="variable" style:font-size-complex="8.30000019073486pt"/>
    </style:style>
    <style:style style:name="ch12" style:family="chart">
      <style:graphic-properties draw:fill-color="#2300dc"/>
      <style:text-properties fo:font-family="'Bitstream Vera Sans'" style:font-family-generic="swiss" style:font-pitch="variable" fo:font-size="8.30000019073486pt" style:font-family-asian="'Bitstream Vera Sans'" style:font-family-generic-asian="system" style:font-pitch-asian="variable" style:font-size-asian="8.30000019073486pt" style:font-family-complex="'Bitstream Vera Sans'" style:font-family-generic-complex="system" style:font-pitch-complex="variable" style:font-size-complex="8.30000019073486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21.253cm" svg:height="9.642cm" chart:class="chart:bar" chart:style-name="ch1">
        <chart:title svg:x="4.235cm" svg:y="0.192cm" chart:style-name="ch2">
          <text:p>OLTP ro, 16 tables, 10 Mio rows, tcmalloc</text:p>
        </chart:title>
        <chart:legend chart:legend-position="end" svg:x="16.883cm" svg:y="3.683cm" chart:style-name="ch3"/>
        <chart:plot-area chart:style-name="ch4" table:cell-range-address="Sheet1.$A$3:.$F$14" chart:data-source-has-labels="both" chart:table-number-list="1" svg:x="0.424cm" svg:y="1.308cm" svg:width="15.612cm" svg:height="8.142cm">
          <chart:axis chart:dimension="x" chart:name="primary-x" chart:style-name="ch5">
            <chart:title svg:x="8.408cm" svg:y="8.939cm" chart:style-name="ch6">
              <text:p>Threads</text:p>
            </chart:title>
            <chart:categories table:cell-range-address="local-table.A2:.A12"/>
          </chart:axis>
          <chart:axis chart:dimension="y" chart:name="primary-y" chart:style-name="ch7">
            <chart:title svg:x="0.424cm" svg:y="5.04cm" chart:style-name="ch6">
              <text:p>tps</text:p>
            </chart:title>
            <chart:grid chart:class="major"/>
          </chart:axis>
          <chart:series chart:style-name="ch8">
            <chart:data-point chart:repeated="11"/>
          </chart:series>
          <chart:series chart:style-name="ch9">
            <chart:data-point chart:repeated="11"/>
          </chart:series>
          <chart:series chart:style-name="ch10">
            <chart:data-point chart:repeated="11"/>
          </chart:series>
          <chart:series chart:style-name="ch11">
            <chart:data-point chart:repeated="11"/>
          </chart:series>
          <chart:series chart:style-name="ch12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-5.6.10</text:p>
              </table:table-cell>
              <table:table-cell office:value-type="string">
                <text:p>MySQL-5.6.10 (16 toci)</text:p>
              </table:table-cell>
              <table:table-cell office:value-type="string">
                <text:p>MariaDB-10.0.1</text:p>
              </table:table-cell>
              <table:table-cell office:value-type="string">
                <text:p>MySQL-5.5.30</text:p>
              </table:table-cell>
              <table:table-cell office:value-type="string">
                <text:p>MariaDB-5.5.3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0.75">
                <text:p>620.75</text:p>
              </table:table-cell>
              <table:table-cell office:value-type="float" office:value="625.81">
                <text:p>625.81</text:p>
              </table:table-cell>
              <table:table-cell office:value-type="float" office:value="693.69">
                <text:p>693.69</text:p>
              </table:table-cell>
              <table:table-cell office:value-type="float" office:value="682.74">
                <text:p>682.74</text:p>
              </table:table-cell>
              <table:table-cell office:value-type="float" office:value="715.63">
                <text:p>715.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23.1">
                <text:p>1323.1</text:p>
              </table:table-cell>
              <table:table-cell office:value-type="float" office:value="1391.8">
                <text:p>1391.8</text:p>
              </table:table-cell>
              <table:table-cell office:value-type="float" office:value="1464.7">
                <text:p>1464.7</text:p>
              </table:table-cell>
              <table:table-cell office:value-type="float" office:value="1509.3">
                <text:p>1509.3</text:p>
              </table:table-cell>
              <table:table-cell office:value-type="float" office:value="1546.8">
                <text:p>154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36.9">
                <text:p>2536.9</text:p>
              </table:table-cell>
              <table:table-cell office:value-type="float" office:value="2676.3">
                <text:p>2676.3</text:p>
              </table:table-cell>
              <table:table-cell office:value-type="float" office:value="2809.8">
                <text:p>2809.8</text:p>
              </table:table-cell>
              <table:table-cell office:value-type="float" office:value="2951.8">
                <text:p>2951.8</text:p>
              </table:table-cell>
              <table:table-cell office:value-type="float" office:value="2975.3">
                <text:p>297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52.5">
                <text:p>4952.5</text:p>
              </table:table-cell>
              <table:table-cell office:value-type="float" office:value="5112.1">
                <text:p>5112.1</text:p>
              </table:table-cell>
              <table:table-cell office:value-type="float" office:value="5294.1">
                <text:p>5294.1</text:p>
              </table:table-cell>
              <table:table-cell office:value-type="float" office:value="5053.2">
                <text:p>5053.2</text:p>
              </table:table-cell>
              <table:table-cell office:value-type="float" office:value="5364.3">
                <text:p>536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73.9">
                <text:p>9173.9</text:p>
              </table:table-cell>
              <table:table-cell office:value-type="float" office:value="9340.3">
                <text:p>9340.3</text:p>
              </table:table-cell>
              <table:table-cell office:value-type="float" office:value="8136.5">
                <text:p>8136.5</text:p>
              </table:table-cell>
              <table:table-cell office:value-type="float" office:value="8295.6">
                <text:p>8295.6</text:p>
              </table:table-cell>
              <table:table-cell office:value-type="float" office:value="8323.4">
                <text:p>8323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571">
                <text:p>14571</text:p>
              </table:table-cell>
              <table:table-cell office:value-type="float" office:value="16159">
                <text:p>16159</text:p>
              </table:table-cell>
              <table:table-cell office:value-type="float" office:value="9924.1">
                <text:p>9924.1</text:p>
              </table:table-cell>
              <table:table-cell office:value-type="float" office:value="9863.6">
                <text:p>9863.6</text:p>
              </table:table-cell>
              <table:table-cell office:value-type="float" office:value="10007">
                <text:p>100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403">
                <text:p>10403</text:p>
              </table:table-cell>
              <table:table-cell office:value-type="float" office:value="21731">
                <text:p>21731</text:p>
              </table:table-cell>
              <table:table-cell office:value-type="float" office:value="9418.4">
                <text:p>9418.4</text:p>
              </table:table-cell>
              <table:table-cell office:value-type="float" office:value="10682">
                <text:p>10682</text:p>
              </table:table-cell>
              <table:table-cell office:value-type="float" office:value="9940.5">
                <text:p>9940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947">
                <text:p>10947</text:p>
              </table:table-cell>
              <table:table-cell office:value-type="float" office:value="20137">
                <text:p>20137</text:p>
              </table:table-cell>
              <table:table-cell office:value-type="float" office:value="9747">
                <text:p>9747</text:p>
              </table:table-cell>
              <table:table-cell office:value-type="float" office:value="10766">
                <text:p>10766</text:p>
              </table:table-cell>
              <table:table-cell office:value-type="float" office:value="10223">
                <text:p>102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484">
                <text:p>10484</text:p>
              </table:table-cell>
              <table:table-cell office:value-type="float" office:value="15772">
                <text:p>15772</text:p>
              </table:table-cell>
              <table:table-cell office:value-type="float" office:value="9180.4">
                <text:p>9180.4</text:p>
              </table:table-cell>
              <table:table-cell office:value-type="float" office:value="9982.4">
                <text:p>9982.4</text:p>
              </table:table-cell>
              <table:table-cell office:value-type="float" office:value="9671.3">
                <text:p>9671.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632.4">
                <text:p>7632.4</text:p>
              </table:table-cell>
              <table:table-cell office:value-type="float" office:value="9862">
                <text:p>9862</text:p>
              </table:table-cell>
              <table:table-cell office:value-type="float" office:value="6936.6">
                <text:p>6936.6</text:p>
              </table:table-cell>
              <table:table-cell office:value-type="float" office:value="8023.2">
                <text:p>8023.2</text:p>
              </table:table-cell>
              <table:table-cell office:value-type="float" office:value="7731.4">
                <text:p>7731.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752.2">
                <text:p>4752.2</text:p>
              </table:table-cell>
              <table:table-cell office:value-type="float" office:value="5491.4">
                <text:p>5491.4</text:p>
              </table:table-cell>
              <table:table-cell office:value-type="float" office:value="4451.8">
                <text:p>4451.8</text:p>
              </table:table-cell>
              <table:table-cell office:value-type="float" office:value="5761">
                <text:p>5761</text:p>
              </table:table-cell>
              <table:table-cell office:value-type="float" office:value="5248.7">
                <text:p>5248.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